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AuthenticationManager.authenticate( Object credential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impleAuthenticationManager.setLogin( String log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AuthenticationManager.authenticate( Subject subject , String login , String passwor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AuthenticationManager.getLog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AuthenticationManager.setPassword(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AuthenticationManager.get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